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4.96pt"/>
    </style:style>
    <style:style style:name="ro1" style:family="table-row">
      <style:table-row-properties style:row-height="27.01pt" fo:break-before="auto" style:use-optimal-row-height="true"/>
    </style:style>
    <style:style style:name="ro2" style:family="table-row">
      <style:table-row-properties style:row-height="65.25pt" fo:break-before="auto" style:use-optimal-row-height="true"/>
    </style:style>
    <style:style style:name="ro3" style:family="table-row">
      <style:table-row-properties style:row-height="39.74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729fcf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ackground-color="#729fc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2. Exercise #2 : Writing test scenarios - 30 minutes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2">
          <table:table-cell table:style-name="ce2" office:value-type="string" calcext:value-type="string">
            <text:p>Create test cases for a mobile app(for reference you can use shazam app, the song discovery feature, sharing the song through social media apps &amp; lyrics being displayed on the device)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3">
          <table:table-cell table:style-name="ce2" office:value-type="string" calcext:value-type="string">
            <text:p>- here include elements like priority of considered tests (prioritization - most important tests are done first - slide 11)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4">
          <table:table-cell table:style-name="ce2" office:value-type="string" calcext:value-type="string">
            <text:p>- acceptance data (slide 11)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- think of acceptance criteria, coverage criteria (slide 11)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4">
          <table:table-cell table:style-name="ce2" office:value-type="string" calcext:value-type="string">
            <text:p>- consider everything :)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5" table:number-rows-repeated="5">
          <table:table-cell table:style-name="ce3"/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5">
          <table:table-cell table:style-name="ce4" office:value-type="string" calcext:value-type="string">
            <text:p>Product: Shazam App</text:p>
          </table:table-cell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5" table:number-rows-repeated="2">
          <table:table-cell table:style-name="ce3"/>
          <table:table-cell table:style-name="ce8" table:number-columns-repeated="2"/>
          <table:table-cell table:style-name="ce11"/>
          <table:table-cell table:style-name="ce8" table:number-columns-repeated="5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9" office:value-type="string" calcext:value-type="string">
            <text:p>Short Description</text:p>
          </table:table-cell>
          <table:table-cell table:style-name="ce9" office:value-type="string" calcext:value-type="string">
            <text:p>Prerequsites</text:p>
          </table:table-cell>
          <table:table-cell table:style-name="ce12" office:value-type="string" calcext:value-type="string">
            <text:p>Steps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emark</text:p>
          </table:table-cell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it opens the app by clicking on it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4" office:value-type="string" calcext:value-type="string">
            <text:p>Check if the response time of the application is as per as the requirements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4" office:value-type="string" calcext:value-type="string">
            <text:p>Verify that the font size is big enough to be readable and not too big or too small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4" office:value-type="string" calcext:value-type="string">
            <text:p>Check if the application CRASH is properly recovered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4" office:value-type="string" calcext:value-type="string">
            <text:p>Check the application performance when network is changed to WIFI from mobile data or vice versa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n case of battery over, whether it recovers properly 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<text:s/>Check if the buttons have the required size and be suitable to big fingers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Check that the buttons are placed properly of the screen to avoid confusion to the end users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that the icons are natural and consistent with the application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Verify if you "Tap to shazam" the app works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Verify that the application provides a method for going back or undoing an action, on touching the wrong item, within an acceptable duration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songs still plays when screen turns off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volumes for increasing and decreasing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Check that the application items are always synchronized according to the user actions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Test different types of media files such as mp3, mp4 that contain audio, videos, if it works properly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Test Volume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For Video: test brightness, contrast, subtitles track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Test play, pause, stop, next, previous, close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Test what happens when a user receives a call or message while listening to a song on the app</text:p>
          </table:table-cell>
          <table:table-cell table:style-name="ce10" table:number-columns-repeated="5"/>
        </table:table-row>
        <table:table-row table:style-name="ro7">
          <table:table-cell table:style-name="ce6"/>
          <table:table-cell table:style-name="ce10" table:number-columns-repeated="2"/>
          <table:table-cell table:style-name="ce13" office:value-type="string" calcext:value-type="string">
            <text:p>Test what happens when a user starts a gaming application or any other application that plays a sound in the background while listening to a song on the media player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automatic updates are on, if all updates happen smoothly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Test creation of a playlist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user is able to save a playlist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battery consumption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For videos, it should play well in landscape or portrait mode of mobile device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Verify if the options of the app are available: My Shazam / Discover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the “Camera” button is available and it opens by clicking it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the result is right searching for a particular song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you tap to shazam and "no result" found, the message is displayed</text:p>
          </table:table-cell>
          <table:table-cell table:style-name="ce10" table:number-columns-repeated="5"/>
        </table:table-row>
        <table:table-row table:style-name="ro6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you can click on "try again" button if the app didn't found nothing</text:p>
          </table:table-cell>
          <table:table-cell table:style-name="ce10" table:number-columns-repeated="5"/>
        </table:table-row>
        <table:table-row table:style-name="ro5">
          <table:table-cell table:style-name="ce6"/>
          <table:table-cell table:style-name="ce10" table:number-columns-repeated="2"/>
          <table:table-cell table:style-name="ce13" office:value-type="string" calcext:value-type="string">
            <text:p>Check if the application closes when the exit button is pressed</text:p>
          </table:table-cell>
          <table:table-cell table:style-name="ce10" table:number-columns-repeated="5"/>
        </table:table-row>
        <table:table-row table:style-name="ro5" table:number-rows-repeated="1048529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5:19:15.646969668</meta:creation-date>
    <dc:date>2019-04-07T15:21:07.267284489</dc:date>
    <meta:editing-duration>PT1M52S</meta:editing-duration>
    <meta:editing-cycles>1</meta:editing-cycles>
    <meta:document-statistic meta:table-count="1" meta:cell-count="47" meta:object-count="0"/>
    <meta:generator>LibreOffice/6.1.2.1$Linux_X86_64 LibreOffice_project/10$Build-1</meta:generator>
  </office:meta>
</office:document-meta>
</file>